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e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Mrs Morais/</text:p>
      <text:p text:style-name="P2"/>
      <text:p text:style-name="P2">[Page 1]</text:p>
      <text:p text:style-name="P2">To Mr &amp; Mrs Morais./</text:p>
      <text:p text:style-name="P2"><text:tab/>The "Feast of Dedication"/ sanctified and joyous/ may it ever be to you/ and the new-born Soul/ that God has given to/ your care./</text:p>
      <text:p text:style-name="P2">"Father" Mother"/ sweet, solemn and/ most joyful epithet,/ may ye ever feel its/</text:p>
      <text:p text:style-name="P2"/>
      <text:p text:style-name="P2">[Page 2]</text:p>
      <text:p text:style-name="P2"><text:span text:style-name="T2">such</text:span> meaning in each/ sense; your daughter,/ your precious daughter/ may she become in/ Faith in meekness/ in Purity even as those/ Women of Israel whom/ her Father has eloquently/ pourtrayed[sic!], and earnest/ly vindicated./</text:p>
      <text:p text:style-name="P2">Blessing rest on/ Parents and Child/ prays your friend/ L. B.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3:22:13.56</meta:creation-date>
    <dc:date>2012-01-12T13:26:14.03</dc:date>
    <dc:creator>Penn Libraries</dc:creator>
    <meta:editing-duration>PT00H04M0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53" meta:character-count="1784"/>
  </office:meta>
</office:document-meta>
</file>